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cker.addReference( String schema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cker.ge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startElement( String 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get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er.addReference( URI 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cker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init( URI base , Set &lt; URI &gt; 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ck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ck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